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family="Courier" style:font-family-generic="modern" style:font-pitch="fixed"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937cm" svg:height="2.416cm" svg:x="1.254cm" svg:y="5.061cm">
          <text:p text:style-name="P1"><text:span text:style-name="T1">WebApp</text:span></text:p>
          <text:p text:style-name="P1"><text:span text:style-name="T2"/></text:p>
          <text:p text:style-name="P1"><text:span text:style-name="T3">/Import.html</text:span></text:p>
        </draw:rect>
        <draw:rect draw:style-name="gr1" draw:text-style-name="P3" xml:id="id4" draw:id="id4" draw:layer="layout" svg:width="6.604cm" svg:height="2.413cm" svg:x="12.303cm" svg:y="5.064cm">
          <text:p text:style-name="P1"><text:span text:style-name="T1">Route Method</text:span></text:p>
          <text:p text:style-name="P1"><text:span text:style-name="T1"/></text:p>
          <text:p text:style-name="P1"><text:span text:style-name="T3">/api/train-service/route</text:span></text:p>
        </draw:rect>
        <draw:rect draw:style-name="gr2" draw:text-style-name="P3" draw:layer="layout" svg:width="4.318cm" svg:height="2.794cm" svg:x="7.223cm" svg:y="8.366cm">
          <text:p text:style-name="P1"><text:span text:style-name="T1">Train Map</text:span></text:p>
          <text:p text:style-name="P1"><text:span text:style-name="T1"/></text:p>
          <text:p text:style-name="P1"><text:span text:style-name="T3">lines.csv</text:span></text:p>
          <text:p text:style-name="P1"><text:span text:style-name="T3">routes.csv</text:span></text:p>
          <text:p text:style-name="P1"><text:span text:style-name="T3">stations.csv</text:span></text:p>
        </draw:rect>
        <draw:rect draw:style-name="gr3" draw:text-style-name="P3" draw:layer="layout" svg:width="6.223cm" svg:height="2.794cm" svg:x="12.684cm" svg:y="8.366cm">
          <text:p text:style-name="P1"><text:span text:style-name="T1">Graph DB</text:span></text:p>
        </draw:rect>
        <draw:custom-shape draw:style-name="gr4" draw:text-style-name="P1" draw:layer="layout" svg:width="0.762cm" svg:height="0.889cm" svg:x="9.001cm" svg:y="7.477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143cm" svg:height="0.762cm" svg:x="11.541cm" svg:y="9.455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1" draw:id="id1" draw:layer="layout" svg:width="6.345cm" svg:height="1.652cm" svg:x="5.831cm" svg:y="1.38cm">
          <text:p text:style-name="P1"><text:span text:style-name="T4">Web Request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3" xml:id="id3" draw:id="id3" draw:layer="layout" svg:width="5.329cm" svg:height="2.414cm" svg:x="6.339cm" svg:y="5.064cm">
          <text:p text:style-name="P1"><text:span text:style-name="T1">FileUpload Method</text:span></text:p>
          <text:p text:style-name="P1"><text:span text:style-name="T1"/></text:p>
          <text:p text:style-name="P1"><text:span text:style-name="T3">/api/files/upload</text:span></text:p>
        </draw:rect>
        <draw:custom-shape draw:style-name="gr4" draw:text-style-name="P1" draw:layer="layout" svg:width="1.143cm" svg:height="0.762cm" svg:x="5.191cm" svg:y="5.826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9.003cm" svg:y1="3.032cm" svg:x2="3.222cm" svg:y2="5.061cm" draw:start-shape="id1" draw:start-glue-point="2" draw:end-shape="id2" draw:end-glue-point="0" svg:d="m9003 3032-5781 2029">
          <text:p/>
        </draw:connector>
        <draw:connector draw:style-name="gr6" draw:text-style-name="P1" draw:layer="layout" draw:type="line" svg:x1="9.003cm" svg:y1="3.032cm" svg:x2="9.003cm" svg:y2="5.064cm" draw:start-shape="id1" draw:start-glue-point="2" draw:end-shape="id3" draw:end-glue-point="0" svg:d="m9003 3032v2032">
          <text:p/>
        </draw:connector>
        <draw:connector draw:style-name="gr6" draw:text-style-name="P1" draw:layer="layout" draw:type="line" svg:x1="9.003cm" svg:y1="3.032cm" svg:x2="15.605cm" svg:y2="5.064cm" draw:start-shape="id1" draw:start-glue-point="2" draw:end-shape="id4" draw:end-glue-point="0" svg:d="m9003 3032 6602 2032">
          <text:p/>
        </draw:connector>
        <draw:custom-shape draw:style-name="gr4" draw:text-style-name="P1" draw:layer="layout" svg:width="0.762cm" svg:height="0.889cm" svg:x="15.478cm" svg:y="7.477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20T17:58:36</dc:date>
    <dc:creator>David Momenso</dc:creator>
    <meta:editing-duration>PT25M49S</meta:editing-duration>
    <meta:editing-cycles>5</meta:editing-cycles>
    <meta:generator>OpenOffice/4.0.1$Unix OpenOffice.org_project/401m5$Build-9714</meta:generator>
    <meta:document-statistic meta:object-count="13"/>
  </office:meta>
</office:document-meta>
</file>